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585.24pt" svg:height="329.19pt" svg:x="227.08pt" svg:y="280.69pt">
            <draw:object draw:notify-on-update-of-ranges="out.A1:out.A1 out.A2:out.A21 out.C1:out.C1 out.C2:out.C21 out.A1:out.A1 out.A2:out.A21 out.D1:out.D1 out.D2:out.D21 out.A1:out.A1 out.A2:out.A21 out.E1:out.E1 out.E2:out.E21 out.A1:out.A1 out.A2:out.A21 out.F1:out.F1 out.F2:out.F21 out.A1:out.A1 out.A2:out.A21 out.G1:out.G1 out.G2:out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08275" calcext:value-type="float">
            <text:p>0.00082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270" calcext:value-type="float">
            <text:p>427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10675" calcext:value-type="float">
            <text:p>0.0106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922" calcext:value-type="float">
            <text:p>11922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639" calcext:value-type="float">
            <text:p>0.63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029805" calcext:value-type="float">
            <text:p>0.0298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108" calcext:value-type="float">
            <text:p>16108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04027" calcext:value-type="float">
            <text:p>0.0402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3349" calcext:value-type="float">
            <text:p>0.3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03" calcext:value-type="float">
            <text:p>0.03</text:p>
          </table:table-cell>
          <table:table-cell office:value-type="float" office:value="0.3219" calcext:value-type="float">
            <text:p>0.3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037" calcext:value-type="float">
            <text:p>0.037</text:p>
          </table:table-cell>
          <table:table-cell office:value-type="float" office:value="0.3083" calcext:value-type="float">
            <text:p>0.3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2946" calcext:value-type="float">
            <text:p>0.2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2771" calcext:value-type="float">
            <text:p>0.2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2545" calcext:value-type="float">
            <text:p>0.2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426" calcext:value-type="float">
            <text:p>0.7426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2296" calcext:value-type="float">
            <text:p>0.2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914" calcext:value-type="float">
            <text:p>0.1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61" calcext:value-type="float">
            <text:p>0.1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1367" calcext:value-type="float">
            <text:p>0.1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024" calcext:value-type="float">
            <text:p>0.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752" calcext:value-type="float">
            <text:p>0.0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51" calcext:value-type="float">
            <text:p>0.0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261" calcext:value-type="float">
            <text:p>0.0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3T00:13:56.503000000</dc:date>
    <meta:editing-duration>PT7M12S</meta:editing-duration>
    <meta:editing-cycles>1</meta:editing-cycles>
    <meta:document-statistic meta:table-count="1" meta:cell-count="147" meta:object-count="1"/>
    <meta:generator>LibreOffice/6.3.2.2$Windows_X86_64 LibreOffice_project/98b30e735bda24bc04ab42594c85f7fd8be07b9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47cm" svg:height="11.614cm" xlink:href=".." xlink:type="simple" chart:class="chart:scatter" chart:style-name="ch1">
        <chart:legend chart:legend-position="end" svg:x="14.302cm" svg:y="4.512cm" style:legend-expansion="high" chart:style-name="ch2"/>
        <chart:plot-area chart:style-name="ch3" table:cell-range-address="out.A1:out.A21 out.C1:out.G21" chart:data-source-has-labels="row" svg:x="0.412cm" svg:y="0.232cm" svg:width="13.478cm" svg:height="11.15cm">
          <chartooo:coordinate-region svg:x="1.139cm" svg:y="0.432cm" svg:width="12.511cm" svg:height="10.3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C2:out.C21" chart:label-cell-address="out.C1:out.C1" chart:class="chart:scatter">
            <chart:domain table:cell-range-address="out.A2:out.A21"/>
            <chart:data-point chart:repeated="20"/>
          </chart:series>
          <chart:series chart:style-name="ch7" chart:values-cell-range-address="out.D2:out.D21" chart:label-cell-address="out.D1:out.D1" chart:class="chart:scatter">
            <chart:data-point chart:repeated="20"/>
          </chart:series>
          <chart:series chart:style-name="ch8" chart:values-cell-range-address="out.E2:out.E21" chart:label-cell-address="out.E1:out.E1" chart:class="chart:scatter">
            <chart:data-point chart:repeated="20"/>
          </chart:series>
          <chart:series chart:style-name="ch9" chart:values-cell-range-address="out.F2:out.F21" chart:label-cell-address="out.F1:out.F1" chart:class="chart:scatter">
            <chart:data-point chart:repeated="20"/>
          </chart:series>
          <chart:series chart:style-name="ch10" chart:values-cell-range-address="out.G2:out.G21" chart:label-cell-address="out.G1:out.G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  <table:table-cell office:value-type="string">
                <text:p>Average hydrocarbon production</text:p>
                <draw:g>
                  <svg:desc>out.G1:o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out.A2:out.A21</svg:desc>
                </draw:g>
              </table:table-cell>
              <table:table-cell office:value-type="float" office:value="0">
                <text:p>0</text:p>
                <draw:g>
                  <svg:desc>out.C2:out.C21</svg:desc>
                </draw:g>
              </table:table-cell>
              <table:table-cell office:value-type="float" office:value="0.9808">
                <text:p>0.9808</text:p>
                <draw:g>
                  <svg:desc>out.D2:out.D21</svg:desc>
                </draw:g>
              </table:table-cell>
              <table:table-cell office:value-type="float" office:value="0.0009">
                <text:p>0.0009</text:p>
                <draw:g>
                  <svg:desc>out.E2:out.E21</svg:desc>
                </draw:g>
              </table:table-cell>
              <table:table-cell office:value-type="float" office:value="0.0183">
                <text:p>0.0183</text:p>
                <draw:g>
                  <svg:desc>out.F2:out.F21</svg:desc>
                </draw:g>
              </table:table-cell>
              <table:table-cell office:value-type="float" office:value="0.0008275">
                <text:p>0.0008275</text:p>
                <draw:g>
                  <svg:desc>out.G2:out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11">
                <text:p>0.0011</text:p>
              </table:table-cell>
              <table:table-cell office:value-type="float" office:value="0.8518">
                <text:p>0.8518</text:p>
              </table:table-cell>
              <table:table-cell office:value-type="float" office:value="0.0142">
                <text:p>0.0142</text:p>
              </table:table-cell>
              <table:table-cell office:value-type="float" office:value="0.1329">
                <text:p>0.1329</text:p>
              </table:table-cell>
              <table:table-cell office:value-type="float" office:value="0.010675">
                <text:p>0.01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076">
                <text:p>0.0076</text:p>
              </table:table-cell>
              <table:table-cell office:value-type="float" office:value="0.639">
                <text:p>0.639</text:p>
              </table:table-cell>
              <table:table-cell office:value-type="float" office:value="0.0519">
                <text:p>0.0519</text:p>
              </table:table-cell>
              <table:table-cell office:value-type="float" office:value="0.3015">
                <text:p>0.3015</text:p>
              </table:table-cell>
              <table:table-cell office:value-type="float" office:value="0.029805">
                <text:p>0.02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709">
                <text:p>0.0709</text:p>
              </table:table-cell>
              <table:table-cell office:value-type="float" office:value="0.3918">
                <text:p>0.3918</text:p>
              </table:table-cell>
              <table:table-cell office:value-type="float" office:value="0.1231">
                <text:p>0.1231</text:p>
              </table:table-cell>
              <table:table-cell office:value-type="float" office:value="0.4142">
                <text:p>0.4142</text:p>
              </table:table-cell>
              <table:table-cell office:value-type="float" office:value="0.04027">
                <text:p>0.04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6305">
                <text:p>0.6305</text:p>
              </table:table-cell>
              <table:table-cell office:value-type="float" office:value="0.0346">
                <text:p>0.0346</text:p>
              </table:table-cell>
              <table:table-cell office:value-type="float" office:value="0.3349">
                <text:p>0.3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6266">
                <text:p>0.6266</text:p>
              </table:table-cell>
              <table:table-cell office:value-type="float" office:value="0.0342">
                <text:p>0.0342</text:p>
              </table:table-cell>
              <table:table-cell office:value-type="float" office:value="0.3392">
                <text:p>0.3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6481">
                <text:p>0.6481</text:p>
              </table:table-cell>
              <table:table-cell office:value-type="float" office:value="0.03">
                <text:p>0.03</text:p>
              </table:table-cell>
              <table:table-cell office:value-type="float" office:value="0.3219">
                <text:p>0.3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6547">
                <text:p>0.6547</text:p>
              </table:table-cell>
              <table:table-cell office:value-type="float" office:value="0.037">
                <text:p>0.037</text:p>
              </table:table-cell>
              <table:table-cell office:value-type="float" office:value="0.3083">
                <text:p>0.3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6756">
                <text:p>0.6756</text:p>
              </table:table-cell>
              <table:table-cell office:value-type="float" office:value="0.0298">
                <text:p>0.0298</text:p>
              </table:table-cell>
              <table:table-cell office:value-type="float" office:value="0.2946">
                <text:p>0.2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6933">
                <text:p>0.6933</text:p>
              </table:table-cell>
              <table:table-cell office:value-type="float" office:value="0.0296">
                <text:p>0.0296</text:p>
              </table:table-cell>
              <table:table-cell office:value-type="float" office:value="0.2771">
                <text:p>0.2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7167">
                <text:p>0.7167</text:p>
              </table:table-cell>
              <table:table-cell office:value-type="float" office:value="0.0288">
                <text:p>0.0288</text:p>
              </table:table-cell>
              <table:table-cell office:value-type="float" office:value="0.2545">
                <text:p>0.2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7426">
                <text:p>0.7426</text:p>
              </table:table-cell>
              <table:table-cell office:value-type="float" office:value="0.0278">
                <text:p>0.0278</text:p>
              </table:table-cell>
              <table:table-cell office:value-type="float" office:value="0.2296">
                <text:p>0.2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7822">
                <text:p>0.7822</text:p>
              </table:table-cell>
              <table:table-cell office:value-type="float" office:value="0.0264">
                <text:p>0.0264</text:p>
              </table:table-cell>
              <table:table-cell office:value-type="float" office:value="0.1914">
                <text:p>0.1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099">
                <text:p>0.8099</text:p>
              </table:table-cell>
              <table:table-cell office:value-type="float" office:value="0.024">
                <text:p>0.024</text:p>
              </table:table-cell>
              <table:table-cell office:value-type="float" office:value="0.1661">
                <text:p>0.1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8429">
                <text:p>0.8429</text:p>
              </table:table-cell>
              <table:table-cell office:value-type="float" office:value="0.0204">
                <text:p>0.0204</text:p>
              </table:table-cell>
              <table:table-cell office:value-type="float" office:value="0.1367">
                <text:p>0.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8844">
                <text:p>0.8844</text:p>
              </table:table-cell>
              <table:table-cell office:value-type="float" office:value="0.0132">
                <text:p>0.0132</text:p>
              </table:table-cell>
              <table:table-cell office:value-type="float" office:value="0.1024">
                <text:p>0.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9164">
                <text:p>0.9164</text:p>
              </table:table-cell>
              <table:table-cell office:value-type="float" office:value="0.0084">
                <text:p>0.0084</text:p>
              </table:table-cell>
              <table:table-cell office:value-type="float" office:value="0.0752">
                <text:p>0.0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9389">
                <text:p>0.9389</text:p>
              </table:table-cell>
              <table:table-cell office:value-type="float" office:value="0.006">
                <text:p>0.006</text:p>
              </table:table-cell>
              <table:table-cell office:value-type="float" office:value="0.0551">
                <text:p>0.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9721">
                <text:p>0.9721</text:p>
              </table:table-cell>
              <table:table-cell office:value-type="float" office:value="0.0018">
                <text:p>0.0018</text:p>
              </table:table-cell>
              <table:table-cell office:value-type="float" office:value="0.0261">
                <text:p>0.0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